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5f3ad" officeooo:paragraph-rsid="0005f3ad"/>
    </style:style>
    <style:style style:name="P2" style:family="paragraph" style:parent-style-name="Standard">
      <style:text-properties officeooo:rsid="000d1001" officeooo:paragraph-rsid="000d1001"/>
    </style:style>
    <style:style style:name="P3" style:family="paragraph" style:parent-style-name="Standard">
      <style:text-properties officeooo:rsid="0010b618" officeooo:paragraph-rsid="0010b618"/>
    </style:style>
    <style:style style:name="P4" style:family="paragraph" style:parent-style-name="Standard">
      <style:text-properties fo:font-style="normal" officeooo:rsid="001699b4" officeooo:paragraph-rsid="001699b4" style:font-style-asian="normal" style:font-style-complex="normal"/>
    </style:style>
    <style:style style:name="P5" style:family="paragraph" style:parent-style-name="Standard">
      <style:text-properties fo:font-style="normal" officeooo:rsid="001699b4" officeooo:paragraph-rsid="00147f7e" style:font-style-asian="normal" style:font-style-complex="normal"/>
    </style:style>
    <style:style style:name="P6" style:family="paragraph" style:parent-style-name="Standard">
      <style:text-properties officeooo:rsid="001699b4" officeooo:paragraph-rsid="001699b4"/>
    </style:style>
    <style:style style:name="P7" style:family="paragraph" style:parent-style-name="Standard">
      <style:paragraph-properties fo:break-before="page" fo:padding="0.0291in" fo:border-left="none" fo:border-right="none" fo:border-top="none" fo:border-bottom="0.06pt solid #000000" style:join-border="false"/>
      <style:text-properties fo:font-style="normal" officeooo:rsid="001699b4" officeooo:paragraph-rsid="001699b4" style:font-style-asian="normal" style:font-style-complex="normal"/>
    </style:style>
    <style:style style:name="P8" style:family="paragraph" style:parent-style-name="Standard">
      <style:paragraph-properties fo:break-before="page" fo:padding="0.0291in" fo:border-left="none" fo:border-right="none" fo:border-top="none" fo:border-bottom="0.06pt solid #000000" style:join-border="false"/>
      <style:text-properties officeooo:rsid="001699b4" officeooo:paragraph-rsid="001699b4"/>
    </style:style>
    <style:style style:name="P9" style:family="paragraph" style:parent-style-name="Standard">
      <style:paragraph-properties style:border-line-width-bottom="0in 0.0016in 0.0008in" fo:padding="0.0291in" fo:border-left="none" fo:border-right="none" fo:border-top="none" fo:border-bottom="0.14pt double #000000" style:join-border="false"/>
      <style:text-properties officeooo:rsid="0005f3ad" officeooo:paragraph-rsid="0005f3ad"/>
    </style:style>
    <style:style style:name="P10" style:family="paragraph" style:parent-style-name="Standard">
      <style:paragraph-properties fo:padding="0.0291in" fo:border-left="none" fo:border-right="none" fo:border-top="none" fo:border-bottom="0.06pt solid #000000" style:join-border="false"/>
      <style:text-properties fo:language="zxx" fo:country="none" fo:font-style="normal" officeooo:rsid="001699b4" officeooo:paragraph-rsid="001699b4" style:language-asian="zxx" style:country-asian="none" style:font-style-asian="normal" style:language-complex="zxx" style:country-complex="none" style:font-style-complex="normal"/>
    </style:style>
    <style:style style:name="P11" style:family="paragraph" style:parent-style-name="Standard">
      <style:paragraph-properties fo:padding="0.0291in" fo:border-left="none" fo:border-right="none" fo:border-top="none" fo:border-bottom="0.06pt solid #000000" style:join-border="false"/>
      <style:text-properties fo:language="zxx" fo:country="none" fo:font-style="normal" officeooo:rsid="0029c375" officeooo:paragraph-rsid="0029c375" style:language-asian="zxx" style:country-asian="none" style:font-style-asian="normal" style:language-complex="zxx" style:country-complex="none" style:font-style-complex="normal"/>
    </style:style>
    <style:style style:name="P12" style:family="paragraph" style:parent-style-name="Standard" style:list-style-name="L5">
      <style:text-properties fo:font-style="normal" officeooo:rsid="00147f7e" officeooo:paragraph-rsid="00147f7e" style:font-style-asian="normal" style:font-style-complex="normal"/>
    </style:style>
    <style:style style:name="P13" style:family="paragraph" style:parent-style-name="Standard" style:list-style-name="L6">
      <style:text-properties fo:font-style="normal" officeooo:rsid="001699b4" officeooo:paragraph-rsid="001699b4" style:font-style-asian="normal" style:font-style-complex="normal"/>
    </style:style>
    <style:style style:name="P14" style:family="paragraph" style:parent-style-name="Standard" style:list-style-name="L6">
      <style:text-properties fo:font-style="normal" officeooo:rsid="00218af7" officeooo:paragraph-rsid="00218af7" style:font-style-asian="normal" style:font-style-complex="normal"/>
    </style:style>
    <style:style style:name="P15" style:family="paragraph" style:parent-style-name="Standard" style:list-style-name="L8">
      <style:text-properties fo:font-style="normal" officeooo:rsid="0019ca2d" officeooo:paragraph-rsid="0019ca2d" style:font-style-asian="normal" style:font-style-complex="normal"/>
    </style:style>
    <style:style style:name="P16" style:family="paragraph" style:parent-style-name="Standard" style:list-style-name="L9">
      <style:text-properties fo:font-style="normal" officeooo:rsid="0027a37e" officeooo:paragraph-rsid="0027a37e" style:font-style-asian="normal" style:font-style-complex="normal"/>
    </style:style>
    <style:style style:name="P17" style:family="paragraph" style:parent-style-name="Standard" style:list-style-name="L1">
      <style:text-properties fo:font-style="normal" officeooo:rsid="00249a18" officeooo:paragraph-rsid="00249a18" fo:background-color="#ffff00" style:font-style-asian="normal" style:font-style-complex="normal"/>
    </style:style>
    <style:style style:name="P18" style:family="paragraph" style:parent-style-name="Standard" style:list-style-name="L1">
      <style:text-properties fo:font-style="normal" officeooo:rsid="001e11eb" officeooo:paragraph-rsid="001e11eb" fo:background-color="#ffff00" style:font-style-asian="normal" style:font-style-complex="normal"/>
    </style:style>
    <style:style style:name="P19" style:family="paragraph" style:parent-style-name="Standard" style:list-style-name="L3">
      <style:text-properties officeooo:rsid="0005f3ad" officeooo:paragraph-rsid="0005f3ad"/>
    </style:style>
    <style:style style:name="P20" style:family="paragraph" style:parent-style-name="Standard" style:list-style-name="L3">
      <style:text-properties officeooo:rsid="000698b9" officeooo:paragraph-rsid="000698b9"/>
    </style:style>
    <style:style style:name="P21" style:family="paragraph" style:parent-style-name="Standard" style:list-style-name="L3">
      <style:text-properties officeooo:rsid="000e4206" officeooo:paragraph-rsid="000e4206"/>
    </style:style>
    <style:style style:name="P22" style:family="paragraph" style:parent-style-name="Standard" style:list-style-name="L3">
      <style:text-properties officeooo:rsid="0007c7ed" officeooo:paragraph-rsid="0007c7ed"/>
    </style:style>
    <style:style style:name="P23" style:family="paragraph" style:parent-style-name="Standard" style:list-style-name="L3">
      <style:text-properties officeooo:rsid="000d1001" officeooo:paragraph-rsid="000d1001"/>
    </style:style>
    <style:style style:name="P24" style:family="paragraph" style:parent-style-name="Standard" style:list-style-name="L3">
      <style:text-properties officeooo:rsid="000f4cb9" officeooo:paragraph-rsid="000f4cb9"/>
    </style:style>
    <style:style style:name="P25" style:family="paragraph" style:parent-style-name="Standard" style:list-style-name="L3">
      <style:text-properties officeooo:rsid="0015bb8b" officeooo:paragraph-rsid="0015bb8b"/>
    </style:style>
    <style:style style:name="P26" style:family="paragraph" style:parent-style-name="Standard">
      <style:text-properties fo:language="zxx" fo:country="none" fo:font-style="normal" officeooo:rsid="001699b4" officeooo:paragraph-rsid="001699b4" style:language-asian="zxx" style:country-asian="none" style:font-style-asian="normal" style:language-complex="zxx" style:country-complex="none" style:font-style-complex="normal"/>
    </style:style>
    <style:style style:name="P27" style:family="paragraph" style:parent-style-name="Standard" style:list-style-name="L7">
      <style:text-properties fo:language="zxx" fo:country="none" fo:font-style="normal" officeooo:rsid="001861d7" officeooo:paragraph-rsid="001861d7" style:language-asian="zxx" style:country-asian="none" style:font-style-asian="normal" style:language-complex="zxx" style:country-complex="none" style:font-style-complex="normal"/>
    </style:style>
    <style:style style:name="P28" style:family="paragraph" style:parent-style-name="Standard" style:list-style-name="L8">
      <style:text-properties fo:language="zxx" fo:country="none" fo:font-style="normal" officeooo:rsid="001861d7" officeooo:paragraph-rsid="001861d7" style:language-asian="zxx" style:country-asian="none" style:font-style-asian="normal" style:language-complex="zxx" style:country-complex="none" style:font-style-complex="normal"/>
    </style:style>
    <style:style style:name="P29" style:family="paragraph" style:parent-style-name="Standard" style:list-style-name="L8">
      <style:text-properties fo:language="zxx" fo:country="none" fo:font-style="normal" officeooo:rsid="001aed91" officeooo:paragraph-rsid="001aed91" style:language-asian="zxx" style:country-asian="none" style:font-style-asian="normal" style:language-complex="zxx" style:country-complex="none" style:font-style-complex="normal"/>
    </style:style>
    <style:style style:name="P30" style:family="paragraph" style:parent-style-name="Standard" style:list-style-name="L8">
      <style:text-properties fo:language="zxx" fo:country="none" fo:font-style="normal" officeooo:rsid="001c5eea" officeooo:paragraph-rsid="001c5eea" style:language-asian="zxx" style:country-asian="none" style:font-style-asian="normal" style:language-complex="zxx" style:country-complex="none" style:font-style-complex="normal"/>
    </style:style>
    <style:style style:name="P31" style:family="paragraph" style:parent-style-name="Standard" style:list-style-name="L9">
      <style:text-properties fo:language="zxx" fo:country="none" fo:font-style="normal" officeooo:rsid="002638dc" officeooo:paragraph-rsid="002638dc" style:language-asian="zxx" style:country-asian="none" style:font-style-asian="normal" style:language-complex="zxx" style:country-complex="none" style:font-style-complex="normal"/>
    </style:style>
    <style:style style:name="P32" style:family="paragraph" style:parent-style-name="Standard" style:list-style-name="L9">
      <style:text-properties fo:language="zxx" fo:country="none" fo:font-style="normal" officeooo:rsid="0026a087" officeooo:paragraph-rsid="0026a087" style:language-asian="zxx" style:country-asian="none" style:font-style-asian="normal" style:language-complex="zxx" style:country-complex="none" style:font-style-complex="normal"/>
    </style:style>
    <style:style style:name="P33" style:family="paragraph" style:parent-style-name="Standard" style:list-style-name="L9">
      <style:text-properties fo:language="zxx" fo:country="none" fo:font-style="normal" officeooo:rsid="00270a3b" officeooo:paragraph-rsid="00270a3b" style:language-asian="zxx" style:country-asian="none" style:font-style-asian="normal" style:language-complex="zxx" style:country-complex="none" style:font-style-complex="normal"/>
    </style:style>
    <style:style style:name="P34" style:family="paragraph" style:parent-style-name="Standard" style:list-style-name="L9">
      <style:text-properties fo:language="zxx" fo:country="none" fo:font-style="normal" officeooo:rsid="0027a37e" officeooo:paragraph-rsid="0027a37e" style:language-asian="zxx" style:country-asian="none" style:font-style-asian="normal" style:language-complex="zxx" style:country-complex="none" style:font-style-complex="normal"/>
    </style:style>
    <style:style style:name="P35" style:family="paragraph" style:parent-style-name="Standard">
      <style:text-properties fo:language="zxx" fo:country="none" fo:font-style="normal" officeooo:rsid="00295b2e" officeooo:paragraph-rsid="001699b4" style:language-asian="zxx" style:country-asian="none" style:font-style-asian="normal" style:language-complex="zxx" style:country-complex="none" style:font-style-complex="normal"/>
    </style:style>
    <style:style style:name="P36" style:family="paragraph" style:parent-style-name="Standard" style:list-style-name="L4">
      <style:text-properties officeooo:rsid="0029c375" officeooo:paragraph-rsid="0029c375"/>
    </style:style>
    <style:style style:name="P37" style:family="paragraph" style:parent-style-name="Standard" style:list-style-name="L4">
      <style:text-properties officeooo:rsid="002af701" officeooo:paragraph-rsid="002af701"/>
    </style:style>
    <style:style style:name="P38" style:family="paragraph" style:parent-style-name="Standard" style:list-style-name="L5">
      <style:text-properties officeooo:rsid="001259a1" officeooo:paragraph-rsid="001259a1"/>
    </style:style>
    <style:style style:name="P39" style:family="paragraph" style:parent-style-name="Standard" style:list-style-name="L5">
      <style:text-properties officeooo:rsid="00130681" officeooo:paragraph-rsid="00130681"/>
    </style:style>
    <style:style style:name="P40" style:family="paragraph" style:parent-style-name="Standard" style:list-style-name="L5">
      <style:text-properties officeooo:rsid="001b19f2" officeooo:paragraph-rsid="001b19f2"/>
    </style:style>
    <style:style style:name="P41" style:family="paragraph" style:parent-style-name="Standard" style:list-style-name="L5">
      <style:text-properties officeooo:rsid="00147f7e" officeooo:paragraph-rsid="00147f7e"/>
    </style:style>
    <style:style style:name="P42" style:family="paragraph" style:parent-style-name="Standard" style:list-style-name="L2">
      <style:text-properties officeooo:rsid="001699b4" officeooo:paragraph-rsid="001699b4" fo:background-color="#ffff00"/>
    </style:style>
    <style:style style:name="P43" style:family="paragraph" style:parent-style-name="Standard" style:list-style-name="L3">
      <style:text-properties officeooo:rsid="0005f3ad" officeooo:paragraph-rsid="0005f3ad" fo:background-color="#ffff00"/>
    </style:style>
    <style:style style:name="P44" style:family="paragraph" style:parent-style-name="Standard" style:list-style-name="L3">
      <style:text-properties officeooo:rsid="0007c7ed" officeooo:paragraph-rsid="0007c7ed" fo:background-color="#ffff00"/>
    </style:style>
    <style:style style:name="P45" style:family="paragraph" style:parent-style-name="Standard" style:list-style-name="L3">
      <style:text-properties officeooo:rsid="0009b70c" officeooo:paragraph-rsid="0009b70c" fo:background-color="#ffff00"/>
    </style:style>
    <style:style style:name="P46" style:family="paragraph" style:parent-style-name="Standard" style:list-style-name="L3">
      <style:text-properties officeooo:rsid="000c8353" officeooo:paragraph-rsid="000c8353" fo:background-color="#ffff00"/>
    </style:style>
    <style:style style:name="P47" style:family="paragraph" style:parent-style-name="Standard" style:list-style-name="L3">
      <style:text-properties officeooo:rsid="000d1001" officeooo:paragraph-rsid="000d1001" fo:background-color="#ffff00"/>
    </style:style>
    <style:style style:name="P48" style:family="paragraph" style:parent-style-name="Standard" style:list-style-name="L3">
      <style:text-properties officeooo:rsid="000fb375" officeooo:paragraph-rsid="000fb375" fo:background-color="#ffff00"/>
    </style:style>
    <style:style style:name="P49" style:family="paragraph" style:parent-style-name="Standard" style:list-style-name="L8">
      <style:paragraph-properties fo:margin-left="0.9846in" fo:margin-right="0in" fo:text-indent="-0.25in" style:auto-text-indent="false"/>
      <style:text-properties fo:font-style="normal" officeooo:rsid="001699b4" officeooo:paragraph-rsid="001699b4" style:font-style-asian="normal" style:font-style-complex="normal"/>
    </style:style>
    <style:style style:name="P50" style:family="paragraph" style:parent-style-name="Standard" style:list-style-name="L8">
      <style:paragraph-properties fo:margin-left="0.9846in" fo:margin-right="0in" fo:text-indent="-0.25in" style:auto-text-indent="false"/>
      <style:text-properties fo:font-style="normal" fo:font-weight="normal" officeooo:rsid="001699b4" officeooo:paragraph-rsid="001699b4"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67e4f"/>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16b19d" style:language-asian="zxx" style:country-asian="none" style:language-complex="zxx" style:country-complex="none"/>
    </style:style>
    <style:style style:name="T6" style:family="text">
      <style:text-properties fo:language="zxx" fo:country="none" officeooo:rsid="0019d0e9" style:language-asian="zxx" style:country-asian="none" style:language-complex="zxx" style:country-complex="none"/>
    </style:style>
    <style:style style:name="T7" style:family="text">
      <style:text-properties fo:language="zxx" fo:country="none" officeooo:rsid="001e9d98" style:language-asian="zxx" style:country-asian="none" style:language-complex="zxx" style:country-complex="none"/>
    </style:style>
    <style:style style:name="T8" style:family="text">
      <style:text-properties fo:language="zxx" fo:country="none" officeooo:rsid="00208d8a" style:language-asian="zxx" style:country-asian="none" style:language-complex="zxx" style:country-complex="none"/>
    </style:style>
    <style:style style:name="T9" style:family="text">
      <style:text-properties fo:language="zxx" fo:country="none" officeooo:rsid="00233f58" style:language-asian="zxx" style:country-asian="none" style:language-complex="zxx" style:country-complex="none"/>
    </style:style>
    <style:style style:name="T10" style:family="text">
      <style:text-properties fo:language="zxx" fo:country="none" officeooo:rsid="00246c50" style:language-asian="zxx" style:country-asian="none" style:language-complex="zxx" style:country-complex="none"/>
    </style:style>
    <style:style style:name="T11" style:family="text">
      <style:text-properties fo:language="zxx" fo:country="none" officeooo:rsid="001699b4" style:language-asian="zxx" style:country-asian="none" style:language-complex="zxx" style:country-complex="none"/>
    </style:style>
    <style:style style:name="T12" style:family="text">
      <style:text-properties fo:language="zxx" fo:country="none" officeooo:rsid="00295b2e" style:language-asian="zxx" style:country-asian="none" style:language-complex="zxx" style:country-complex="none"/>
    </style:style>
    <style:style style:name="T13" style:family="text">
      <style:text-properties fo:language="zxx" fo:country="none" fo:font-style="normal" style:language-asian="zxx" style:country-asian="none" style:font-style-asian="normal" style:language-complex="zxx" style:country-complex="none" style:font-style-complex="normal"/>
    </style:style>
    <style:style style:name="T14" style:family="text">
      <style:text-properties fo:language="zxx" fo:country="none" fo:font-style="normal" officeooo:rsid="0016b19d" style:language-asian="zxx" style:country-asian="none" style:font-style-asian="normal" style:language-complex="zxx" style:country-complex="none" style:font-style-complex="normal"/>
    </style:style>
    <style:style style:name="T15" style:family="text">
      <style:text-properties officeooo:rsid="001bd19c"/>
    </style:style>
    <style:style style:name="T16" style:family="text">
      <style:text-properties officeooo:rsid="00233f58"/>
    </style:style>
    <style:style style:name="T17" style:family="text">
      <style:text-properties officeooo:rsid="00249a18"/>
    </style:style>
    <style:style style:name="T18"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AS MT PAPER OUTLINE:</text:p>
      <text:p text:style-name="P6"/>
      <text:p text:style-name="P10"><text:bookmark-start text:name="INVESTIGATIONS"/>TO INVESTIGATE:<text:bookmark-end text:name="INVESTIGATIONS"/></text:p>
      <text:list xml:id="list2911553917191835722" text:style-name="L1">
        <text:list-item>
          <text:p text:style-name="P18"><text:span text:style-name="T4">Politics should be aknowledged, but possibly not in </text:span><text:span text:style-name="T7">detail.</text:span></text:p>
        </text:list-item>
        <text:list-item>
          <text:p text:style-name="P17"><text:span text:style-name="T7">S</text:span><text:span text:style-name="T4">hould we really look at Innovation the same way we do? Or should we think about placing new measures on it?</text:span></text:p>
        </text:list-item>
      </text:list>
      <text:list xml:id="list6600250221080280508" text:style-name="L2">
        <text:list-item>
          <text:p text:style-name="P42">States that the linear model doesn't work, but does it provide a replacement?(PL)</text:p>
        </text:list-item>
      </text:list>
      <text:list xml:id="list6265357685488370711" text:style-name="L3">
        <text:list-item>
          <text:p text:style-name="P19">Assumed link between business interests for innovation, and government interests. (PL)</text:p>
        </text:list-item>
        <text:list-item>
          <text:p text:style-name="P43">How do the other countries view Canada not just in terms of its innovation/RD but as a market?</text:p>
        </text:list-item>
        <text:list-item>
          <text:p text:style-name="P19">Knowledge market vs Resource Market vs Technology Market</text:p>
        </text:list-item>
        <text:list-item>
          <text:p text:style-name="P43">Reasons for Innovation (Dynamics?)</text:p>
        </text:list-item>
        <text:list-item>
          <text:p text:style-name="P43">Policy Making Techniques, Detached or Uninformed?</text:p>
        </text:list-item>
        <text:list-item>
          <text:p text:style-name="P19">Constituents of Nations vs Demographics of Business</text:p>
        </text:list-item>
        <text:list-item>
          <text:p text:style-name="P19">Reduce or Raise or Maintain Amount of Money?</text:p>
        </text:list-item>
        <text:list-item>
          <text:p text:style-name="P19"><text:span text:style-name="T18">Outdated view on innovation? (With Current Social/IT Infrastructure, do the rules still apply?)</text:span></text:p>
        </text:list-item>
        <text:list-item>
          <text:p text:style-name="P20">Should government look more at making information open/available to public instead of focusing on businesses? Provide to the public, the businesses are still recipients, and they feel less restricted on their innovations.</text:p>
        </text:list-item>
        <text:list-item>
          <text:p text:style-name="P20">Is competitiveness all that is needed, or is competitiveness a symptom of a larger process?(PL)</text:p>
        </text:list-item>
        <text:list-item>
          <text:p text:style-name="P20">Should they convert their BERD into more Public Access Research/Development?</text:p>
        </text:list-item>
        <text:list-item>
          <text:p text:style-name="P20">OR if we want foreign investors, then should we be thinking of more incentives for Business?</text:p>
        </text:list-item>
        <text:list-item>
          <text:p text:style-name="P20">We are regarded highly in HERD so we should maintain or improve in order to stay competitive, and maintain standing.</text:p>
        </text:list-item>
        <text:list-item>
          <text:p text:style-name="P21">Should we increase GERD or just Reorganize it?</text:p>
        </text:list-item>
        <text:list-item>
          <text:p text:style-name="P20">Do we want to continue being America's Little Brother? Resources are our ticket to be competitive.</text:p>
        </text:list-item>
        <text:list-item>
          <text:p text:style-name="P20">We shouldn't look at technology as being what sets us up for the future, we are not in strong positions to take any ground via any means, but resources we have power over. Let technology build slowly, gain infrastructure, and like a cooling crystal, give it time to strengthen.</text:p>
        </text:list-item>
        <text:list-item>
          <text:p text:style-name="P22">Technology is frequented with bubbles, Resources are steady. Their is lots of risk in Technology whilst enticing, can lead to sudden loss of power internationally. (Ie. RIM and Blackberry were seen internationally as an excellent Canadian Company, but just like a fad, they lost their position equally as quickly.) [Tech = Quick Prosperity ~= Sudden Loss]</text:p>
        </text:list-item>
        <text:list-item>
          <text:p text:style-name="P22">What needs to be recognized is that there are waves which start small but depending on their intensity can completely wash away a previous wave in its wake.</text:p>
        </text:list-item>
        <text:list-item>
          <text:p text:style-name="P44">The Dynamic Nature of Technology/Innovation must be recognized.</text:p>
        </text:list-item>
        <text:list-item>
          <text:p text:style-name="P45">Linear Model is Unstable – Any Forward Biased System will inherently breakdown at some point. Needs a control system.</text:p>
        </text:list-item>
        <text:list-item>
          <text:p text:style-name="P46">Also, how much bureaucracy is present in RD/Innovation programs</text:p>
        </text:list-item>
        <text:list-item>
          <text:p text:style-name="P47">Generally two reasons why something is off, Tools are broken, or you are measuring the wrong thing.</text:p>
        </text:list-item>
        <text:list-item>
          <text:p text:style-name="P23">R/D centred in few firms, Innovation spread out.</text:p>
        </text:list-item>
        <text:list-item>
          <text:p text:style-name="P24">If we look into less “rip-and-ship” and more “primary refinements” on resources?</text:p>
        </text:list-item>
        <text:list-item>
          <text:p text:style-name="P48">As a nation we have a unique position, resource and knowledge.</text:p>
        </text:list-item>
        <text:list-item>
          <text:p text:style-name="P48">We cannot completely disregard R/D in tech/etc either. We must set up a trickle-down system.</text:p>
        </text:list-item>
        <text:list-item>
          <text:p text:style-name="P25"><text:soft-page-break/>Nelson Proposes we invest into Big Firms for Basic Research, but instead what if we channel it into national labs? We need to bridge the gap between National Labs and Mannufacturing/Industry. <text:span text:style-name="T3">Possibly – In addition to the Lab, a branch is setup to deal with building cooperatives, but to the manufacturing side. It provides growth into the manufacturing industry which will help with maintaining our international position. [Research – Academic/Public National Labs – Setup co-ops between <text:s/>Industry Firms in Manufacturing – trickle down into multiple sectors]</text:span></text:p>
        </text:list-item>
      </text:list>
      <text:p text:style-name="P1"/>
      <text:p text:style-name="P1"/>
      <text:p text:style-name="P10"/>
      <text:p text:style-name="P7"><text:bookmark-start text:name="INNOVATION"/><text:span text:style-name="T4">INNOVATION (HAWKINS)</text:span><text:span text:style-name="T5">(201</text:span><text:span text:style-name="T8">2</text:span><text:span text:style-name="T5">):</text:span><text:bookmark-end text:name="INNOVATION"/></text:p>
      <text:p text:style-name="P26"/>
      <text:p text:style-name="P1">“Canadian policies for innovation have not kept pace with emerging new </text:p>
      <text:p text:style-name="P1">knowledge about the innovation process and how it actually creates wealth and </text:p>
      <text:p text:style-name="P1">prosperity. There is a serious and widening gap between what academic </text:p>
      <text:p text:style-name="P1">scientists internationally are learning about innovation and what policy-makers are </text:p>
      <text:p text:style-name="P1">doing about it.”</text:p>
      <text:p text:style-name="P1"/>
      <text:p text:style-name="P1">It is especially important for Canada to start thinking about innovation differently </text:p>
      <text:p text:style-name="P1">because it is the differences in our industrial composition and orientation </text:p>
      <text:p text:style-name="P1">compared to other jurisdictions, not the similarities, that are likely to be our </text:p>
      <text:p text:style-name="P1">greatest source of future advantage and global leadership.</text:p>
      <text:p text:style-name="P1"/>
      <text:p text:style-name="P1">Canada’s Federal and Provincial strategies for innovation largely do not speak in </text:p>
      <text:p text:style-name="P1">the language of our strongest and most significant industries. Challenging this </text:p>
      <text:p text:style-name="P1">situation may well be the key to establishing once and for all what Canada’s </text:p>
      <text:p text:style-name="P1">strengths and weaknesses really are as an innovative society.</text:p>
      <text:p text:style-name="P1"/>
      <text:p text:style-name="P1">Prospective research on innovation in Canada’s key industries in order to develop </text:p>
      <text:p text:style-name="P1">descriptive and analytical models of how these industries are integrated into the </text:p>
      <text:p text:style-name="P1">national system of innovation, especially the resource-based industries whose </text:p>
      <text:p text:style-name="P1">characteristics do not fit the conventional profile of innovative industries.</text:p>
      <text:p text:style-name="P1"/>
      <text:p text:style-name="P2">Particularly over the past 25 years, most OECD governments have funded various </text:p>
      <text:p text:style-name="P2">programs targeted specifically at promoting innovation. Although there are many </text:p>
      <text:p text:style-name="P2">jurisdictional variations and differences in emphasis, most of them fall into five broad </text:p>
      <text:p text:style-name="P2">categories: (1) research personnel, services and infrastructure, (2) firm-level R&amp;D </text:p>
      <text:p text:style-name="P2">subsidy, (3) coordination and networking, (4) support for the commercialization of </text:p>
      <text:p text:style-name="P2">intellectual property, and (5) business development support (mostly for SMEs). In one </text:p>
      <text:p text:style-name="P2">way or another, all of these programs are oriented to promoting the production and </text:p>
      <text:p text:style-name="P2">adoption of new technology.</text:p>
      <text:p text:style-name="P2"/>
      <text:p text:style-name="P10"/>
      <text:p text:style-name="P8"><text:bookmark-start text:name="PARADOX LOST"/><text:span text:style-name="T13">PARADOX LOST</text:span><text:span text:style-name="T14">(2013)</text:span><text:span text:style-name="T13">:</text:span><text:bookmark-end text:name="PARADOX LOST"/></text:p>
      <text:p text:style-name="P26"/>
      <text:list xml:id="list8721129018440621371" text:style-name="L4">
        <text:list-item>
          <text:p text:style-name="P36">Linear Model of Innovation doesn't apply</text:p>
        </text:list-item>
        <text:list-item>
          <text:p text:style-name="P36">Innovations are motivated by more than just R/D in the marketplace</text:p>
        </text:list-item>
        <text:list-item>
          <text:p text:style-name="P36">The rules of the game have changed and Canada needs to adapt with our high wage economy.</text:p>
        </text:list-item>
        <text:list-item>
          <text:p text:style-name="P37">Recognizes that currently we are in a supply push, rather than a demand pull.</text:p>
        </text:list-item>
        <text:list-item>
          <text:p text:style-name="P37">Suggests that we have a <text:span text:style-name="T1">paradigm shift</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8"><text:bookmark-start text:name="NELSON"/><text:span text:style-name="T13">NELSON</text:span><text:span text:style-name="T14">(1959)</text:span><text:span text:style-name="T13">:</text:span><text:bookmark-end text:name="NELSON"/></text:p>
      <text:p text:style-name="P26"/>
      <text:list xml:id="list1215357783726857346" text:style-name="L5">
        <text:list-item>
          <text:p text:style-name="P38">He differentiates between the inconsistencies between Applied Science R/D and Basic Science R/D and their impact on invention.</text:p>
          <text:list>
            <text:list-item>
              <text:p text:style-name="P38">Some Innovations/Inventions come about because of scientific knowledge whilst others come about out of applied knowledge such as problem solving. (No new technology used)</text:p>
            </text:list-item>
            <text:list-item>
              <text:p text:style-name="P38">Usually Basic Knowledge Precedes Applied</text:p>
            </text:list-item>
            <text:list-item>
              <text:p text:style-name="P38">Sometimes, Applied R/D into one problem provides solution to another Applied R/D.</text:p>
            </text:list-item>
            <text:list-item>
              <text:p text:style-name="P38">Occasionally (rarely), Applied R/D will lead to Basic R/D discoveries.</text:p>
            </text:list-item>
            <text:list-item>
              <text:p text:style-name="P39">Basic R/D requires more commitment, and does not have immediate impacts, but has 20+ year impacts.</text:p>
            </text:list-item>
            <text:list-item>
              <text:p text:style-name="P39">Applied R/D tends to focus on current problems and thus provides immediate impact once found, but may not have the life expectancy as its lifespan tends to be shorter.</text:p>
            </text:list-item>
          </text:list>
        </text:list-item>
        <text:list-item>
          <text:p text:style-name="P39">Government wish to see their society made better, but businesses wish to see profitable applications. (Conflicting Interests)</text:p>
        </text:list-item>
        <text:list-item>
          <text:p text:style-name="P40">Believes that Private Firms would prefer to focus on Applied Research, <text:span text:style-name="T15">but do Basic Research when public sector doesn't do enough.</text:span></text:p>
        </text:list-item>
        <text:list-item>
          <text:p text:style-name="P39">Applied is generally Quick Money/Med-Low Risk, Basic Research is Long-Term/High-Risk</text:p>
        </text:list-item>
        <text:list-item>
          <text:p text:style-name="P41">States that Firms capable of Basic Research “have their fingers in many pies”.</text:p>
          <text:list>
            <text:list-item>
              <text:p text:style-name="P41">Essentially, these firms have a long supply chain which follows from them providing steady income and funds necessary to perform research.</text:p>
            </text:list-item>
            <text:list-item>
              <text:p text:style-name="P41">They are also firms which have <text:span text:style-name="T1">mobile arms</text:span><text:span text:style-name="T2"> whereby they can distribute their product from R/D to Manufacturing/Marketing/etc. They have the ability to ustilize information in various ways. (Similar to a hedge fund of sorts, but in supply-chain).</text:span></text:p>
            </text:list-item>
            <text:list-item>
              <text:p text:style-name="P12">Such a network of industries and other firms allows them to mitigate losses and to raise their chances of developing a marketable product down the line.</text:p>
            </text:list-item>
          </text:list>
        </text:list-item>
      </text:list>
      <text:p text:style-name="P5"/>
      <text:p text:style-name="P10"/>
      <text:p text:style-name="P7"><text:bookmark-start text:name="MACDONALD"/><text:span text:style-name="T4">MACDONALD</text:span><text:span text:style-name="T5">(2003)</text:span><text:span text:style-name="T4">:</text:span><text:bookmark-end text:name="MACDONALD"/></text:p>
      <text:p text:style-name="P26"/>
      <text:list xml:id="list3089217834049352254" text:style-name="L6">
        <text:list-item>
          <text:p text:style-name="P13">Covers Patents and their change from innovation agent, <text:span text:style-name="T17">to </text:span>an end in and of itself.</text:p>
        </text:list-item>
        <text:list-item>
          <text:p text:style-name="P14">Does not really apply to Paradox Lost. It only applies to IP and Royalties.</text:p>
        </text:list-item>
        <text:list-item>
          <text:p text:style-name="P14">Talks about the problems, says we need it, but cannot provide a way to change the patent system</text:p>
        </text:list-item>
      </text:list>
      <text:p text:style-name="P4"/>
      <text:p text:style-name="P4"/>
      <text:p text:style-name="P4"/>
      <text:p text:style-name="P4"/>
      <text:p text:style-name="P10"/>
      <text:p text:style-name="P7"><text:bookmark-start text:name="COZZARIN"/><text:span text:style-name="T4">COZZARIN</text:span><text:span text:style-name="T5">(2008)</text:span><text:span text:style-name="T4">:</text:span><text:bookmark-end text:name="COZZARIN"/></text:p>
      <text:p text:style-name="P26"/>
      <text:list xml:id="list7764894499729216083" text:style-name="L7">
        <text:list-item>
          <text:p text:style-name="P27">Breaks down Innovation/RD into 7 Categories.</text:p>
        </text:list-item>
      </text:list>
      <text:list xml:id="list8375998573974882970" text:style-name="L8">
        <text:list-item>
          <text:p text:style-name="P49">Uncertainty – <text:span text:style-name="T16">Because Innovations implicitly depends on new markets, it is uncertain and thus high risk.</text:span></text:p>
        </text:list-item>
        <text:list-item>
          <text:p text:style-name="P49">Path-Dependency – <text:span text:style-name="T16">Technology tends to evolve based on prior evolutions and thus can be expedited or delayed depending on which innovations evolve.</text:span></text:p>
        </text:list-item>
        <text:list-item>
          <text:p text:style-name="P49">Cumulativeness – <text:span text:style-name="T16">There tends to be an absorption of prior ideas/technology into newer forms. Thus there tends to be a building “snowball” effect.</text:span></text:p>
        </text:list-item>
        <text:list-item>
          <text:p text:style-name="P49">Irreversibility – <text:span text:style-name="T16">When an innovation comes along, it usually precludes that prior system is replaced.</text:span></text:p>
        </text:list-item>
        <text:list-item>
          <text:p text:style-name="P49">Te<text:span text:style-name="T4">chnology Interrelatedness – </text:span><text:span text:style-name="T9">Technology and innovation systems tend to be standardized and thus attempt to connect to each other. Such new innovations must bear this in mind.</text:span></text:p>
        </text:list-item>
        <text:list-item>
          <text:p text:style-name="P49"><text:span text:style-name="T4">Tacitness – </text:span><text:span text:style-name="T9">Can such an innovation be easily adopted, or does it require implicit knowledge or skills which may otherwise be difficult to acquire.</text:span></text:p>
        </text:list-item>
        <text:list-item>
          <text:p text:style-name="P50"><text:span text:style-name="T4">Inappropriability – </text:span><text:span text:style-name="T10">Is an innovation difficult to adopt into a profitable system. Possible high cost may hold back an innovation until other technologies make it cheaper to manufacture.</text:span></text:p>
        </text:list-item>
        <text:list-item>
          <text:p text:style-name="P28">Talks about report for Concervative Government on the expenditures of RD/Innovation</text:p>
        </text:list-item>
        <text:list-item>
          <text:p text:style-name="P28">Mentions Costs allocated</text:p>
        </text:list-item>
        <text:list-item>
          <text:p text:style-name="P28">Ideas that Risk is High in Innovation Which makes it less likely to be adopted by firms in the business of making money as it isn't a sure fire and may cause bankruptcy to disruption.</text:p>
        </text:list-item>
        <text:list-item>
          <text:p text:style-name="P28">This reason is basis for Government intervention – Higher Risks can be subsidized and thus made more palatable by firms.</text:p>
        </text:list-item>
        <text:list-item>
          <text:p text:style-name="P15"><text:span text:style-name="T4">Recognizes that ther</text:span><text:span text:style-name="T6">e</text:span><text:span text:style-name="T4"> is a "Lock-in" due to "inertia"</text:span></text:p>
        </text:list-item>
        <text:list-item>
          <text:p text:style-name="P29">Focuses on Technology when referring to interdependencies and lock-ins, and looks at reason being complex systems of parts.</text:p>
        </text:list-item>
        <text:list-item>
          <text:p text:style-name="P29">Says for innovation to occur, there must an upheaval and that this makes it tricky for heavily entreanched systems</text:p>
        </text:list-item>
        <text:list-item>
          <text:p text:style-name="P29">Cozzarins adopts a very frame-based approach when analyzing innnovation. He doesn't seem to see it as an organic thing. He sees it as "lego blocks".</text:p>
        </text:list-item>
        <text:list-item>
          <text:p text:style-name="P30">Dense and very Economically Focused. Very numbers focused.</text:p>
        </text:list-item>
      </text:list>
      <text:p text:style-name="P26"/>
      <text:p text:style-name="P26"/>
      <text:p text:style-name="P26"/>
      <text:p text:style-name="P26"/>
      <text:p text:style-name="P10"/>
      <text:p text:style-name="P7"><text:bookmark-start text:name="GERRARD"/><text:span text:style-name="T4">GERRARD </text:span><text:span text:style-name="T5">(1997)</text:span><text:span text:style-name="T4">:</text:span><text:bookmark-end text:name="GERRARD"/></text:p>
      <text:p text:style-name="P26"/>
      <text:list xml:id="list2520278897340606059" text:style-name="L9">
        <text:list-item>
          <text:p text:style-name="P31">States that Government is moving from reasource/heavy manufacturing to knowledge, innovation, and ideas.</text:p>
        </text:list-item>
        <text:list-item>
          <text:p text:style-name="P31">Canadian Governments position was to act as a "catalyst" to innovation in industry.</text:p>
        </text:list-item>
        <text:list-item>
          <text:p text:style-name="P31">Recognizes that Canada has a unique position, and thus should have a unique approach to innovation which recognizes its strengths and weaknesses and works around them to do the best. It breaks it into some key regions of interest:</text:p>
          <text:list>
            <text:list-item>
              <text:p text:style-name="P31">Natural Resources - </text:p>
            </text:list-item>
            <text:list-item>
              <text:p text:style-name="P31">Small Population/Large Territorial Space -</text:p>
            </text:list-item>
            <text:list-item>
              <text:p text:style-name="P31">Cultural Diversity - </text:p>
            </text:list-item>
            <text:list-item>
              <text:p text:style-name="P31">Socioeconomic System - </text:p>
            </text:list-item>
            <text:list-item>
              <text:p text:style-name="P31">Education - </text:p>
            </text:list-item>
            <text:list-item>
              <text:p text:style-name="P32">Basic R/D</text:p>
            </text:list-item>
            <text:list-item>
              <text:p text:style-name="P32">Appropriating Research -</text:p>
            </text:list-item>
            <text:list-item>
              <text:p text:style-name="P32">Provincial/Federal Breakdown - </text:p>
            </text:list-item>
            <text:list-item>
              <text:p text:style-name="P32">Sustainable Wealth - </text:p>
            </text:list-item>
            <text:list-item>
              <text:p text:style-name="P32">Focus on Knowledge -</text:p>
            </text:list-item>
            <text:list-item>
              <text:p text:style-name="P32">IT Emphasis -</text:p>
            </text:list-item>
          </text:list>
        </text:list-item>
        <text:list-item>
          <text:p text:style-name="P33">There is a large look at New Markets and Emerging Technologies</text:p>
          <text:list>
            <text:list-item>
              <text:p text:style-name="P33">Nano-technology</text:p>
            </text:list-item>
            <text:list-item>
              <text:p text:style-name="P33">Biotechnology</text:p>
            </text:list-item>
            <text:list-item>
              <text:p text:style-name="P33">Energy Technology</text:p>
            </text:list-item>
            <text:list-item>
              <text:p text:style-name="P33">Space Technology</text:p>
            </text:list-item>
          </text:list>
        </text:list-item>
        <text:list-item>
          <text:p text:style-name="P33">It also covers some of the institutions and coop ventures in Canada</text:p>
        </text:list-item>
        <text:list-item>
          <text:p text:style-name="P33">It is a lot more focused on ideas more than methods or budgets. (Uses "Effective" a lot)</text:p>
        </text:list-item>
        <text:list-item>
          <text:p text:style-name="P16"><text:span text:style-name="T11">L</text:span><text:span text:style-name="T4">ooks briefly at international relationships. Many works are Internationally Co-Authored. They wish to build and maintain strong R/D networks </text:span><text:span text:style-name="T12">internationally.</text:span></text:p>
        </text:list-item>
        <text:list-item>
          <text:p text:style-name="P34"/>
        </text:list-item>
      </text:list>
      <text:p text:style-name="P35"/>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4:39:47.215724336</meta:creation-date>
    <dc:date>2014-02-13T02:01:42.439791769</dc:date>
    <meta:editing-duration>PT23H40M17S</meta:editing-duration>
    <meta:editing-cycles>38</meta:editing-cycles>
    <meta:generator>LibreOffice/4.1.4.2$Linux_X86_64 LibreOffice_project/410m0$Build-2</meta:generator>
    <meta:document-statistic meta:table-count="0" meta:image-count="0" meta:object-count="0" meta:page-count="8" meta:paragraph-count="125" meta:word-count="1749" meta:character-count="10861" meta:non-whitespace-character-count="9288"/>
  </office:meta>
</office:document-meta>
</file>